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a65d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color="#f79448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color="#ff8000"/>
    </style:style>
    <style:style style:name="ce31" style:family="table-cell" style:parent-style-name="Default">
      <style:text-properties fo:color="#00000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color="#f79448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color="#f79448" fo:font-weight="normal" style:font-weight-asian="normal" style:font-weight-complex="normal"/>
    </style:style>
    <style:style style:name="ce41" style:family="table-cell" style:parent-style-name="Default" style:data-style-name="N0">
      <style:table-cell-properties fo:background-color="transparent"/>
      <style:text-properties fo:color="#f79448" fo:font-weight="bold" style:font-weight-asian="bold" style:font-weight-complex="bold"/>
    </style:style>
    <style:style style:name="ce11" style:family="table-cell" style:parent-style-name="Default" style:data-style-name="N0"/>
    <style:style style:name="ce22" style:family="table-cell" style:parent-style-name="Default" style:data-style-name="N0">
      <style:text-properties fo:color="#00a65d" fo:font-weight="bold" style:font-weight-asian="bold" style:font-weight-complex="bold"/>
    </style:style>
    <style:style style:name="ce21" style:family="table-cell" style:parent-style-name="Default" style:data-style-name="N0">
      <style:text-properties fo:color="#ce181e" fo:font-weight="bold" style:font-weight-asian="bold" style:font-weight-complex="bold"/>
    </style:style>
    <style:style style:name="ce43" style:family="table-cell" style:parent-style-name="Default" style:data-style-name="N0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6"/>
        <table:table-column table:style-name="co2" table:number-columns-repeated="2" table:default-cell-style-name="ce23"/>
        <table:table-column table:style-name="co2" table:number-columns-repeated="2" table:default-cell-style-name="Default"/>
        <table:table-column table:style-name="co2" table:default-cell-style-name="ce11"/>
        <table:table-column table:style-name="co2" table:number-columns-repeated="1018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origin HEX</text:p>
          </table:table-cell>
          <table:table-cell table:style-name="ce4" office:value-type="string" calcext:value-type="string">
            <text:p>size HEX</text:p>
          </table:table-cell>
          <table:table-cell table:style-name="ce4" office:value-type="string" calcext:value-type="string">
            <text:p>origin DEC</text:p>
          </table:table-cell>
          <table:table-cell table:style-name="ce4" office:value-type="string" calcext:value-type="string">
            <text:p>size DEC</text:p>
          </table:table-cell>
          <table:table-cell table:style-name="ce4" office:value-type="string" calcext:value-type="string">
            <text:p>block end</text:p>
          </table:table-cell>
          <table:table-cell table:style-name="ce4" table:number-columns-repeated="1018"/>
        </table:table-row>
        <table:table-row table:style-name="ro1">
          <table:table-cell table:style-name="ce16" office:value-type="string" calcext:value-type="string">
            <text:p>wasted</text:p>
          </table:table-cell>
          <table:table-cell table:style-name="ce20" office:value-type="string" calcext:value-type="string">
            <text:p>AAF5</text:p>
          </table:table-cell>
          <table:table-cell table:style-name="ce27" table:formula="of:=DEC2HEX([.E2])" office:value-type="string" office:string-value="B" calcext:value-type="string">
            <text:p>B</text:p>
          </table:table-cell>
          <table:table-cell table:style-name="ce47" table:formula="of:=HEX2DEC([.B2])" office:value-type="float" office:value="43765" calcext:value-type="float">
            <text:p>43765</text:p>
          </table:table-cell>
          <table:table-cell table:style-name="ce39" table:formula="of:=[.D3]-[.D2]" office:value-type="float" office:value="11" calcext:value-type="float">
            <text:p>11</text:p>
          </table:table-cell>
          <table:table-cell table:style-name="ce41" table:formula="of:=[.B3]" office:value-type="string" office:string-value="AB00" calcext:value-type="string">
            <text:p>AB00</text:p>
          </table:table-cell>
          <table:table-cell table:style-name="ce4" table:number-columns-repeated="1018"/>
        </table:table-row>
        <table:table-row table:style-name="ro1">
          <table:table-cell table:style-name="ce20" office:value-type="string" calcext:value-type="string">
            <text:p>FREE_TOP</text:p>
          </table:table-cell>
          <table:table-cell table:style-name="ce3" office:value-type="string" calcext:value-type="string">
            <text:p>AB00</text:p>
          </table:table-cell>
          <table:table-cell table:style-name="Default" office:value-type="float" office:value="0" calcext:value-type="float">
            <text:p>0</text:p>
          </table:table-cell>
          <table:table-cell table:formula="of:=HEX2DEC([.B3])" office:value-type="float" office:value="43776" calcext:value-type="float">
            <text:p>43776</text:p>
          </table:table-cell>
          <table:table-cell table:formula="of:=HEX2DEC([.C3])" office:value-type="float" office:value="0" calcext:value-type="float">
            <text:p>0</text:p>
          </table:table-cell>
          <table:table-cell table:formula="of:=DEC2HEX([.D3]+[.E3])" office:value-type="string" office:string-value="AB00" calcext:value-type="string">
            <text:p>AB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10" office:value-type="string" calcext:value-type="string">
            <text:p>PLAYER_ADDRESS </text:p>
          </table:table-cell>
          <table:table-cell table:formula="of:=DEC2HEX([.D4])" office:value-type="string" office:string-value="AB00" calcext:value-type="string">
            <text:p>AB00</text:p>
          </table:table-cell>
          <table:table-cell office:value-type="float" office:value="800" calcext:value-type="float">
            <text:p>800</text:p>
          </table:table-cell>
          <table:table-cell table:style-name="ce31" table:formula="of:=[.D3]+[.E3]" office:value-type="float" office:value="43776" calcext:value-type="float">
            <text:p>43776</text:p>
          </table:table-cell>
          <table:table-cell table:style-name="ce31"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B300" calcext:value-type="string">
            <text:p>B3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10" office:value-type="string" calcext:value-type="string">
            <text:p>MODULE_ADDRESS </text:p>
          </table:table-cell>
          <table:table-cell table:formula="of:=DEC2HEX([.D5])" office:value-type="string" office:string-value="B300" calcext:value-type="string">
            <text:p>B300</text:p>
          </table:table-cell>
          <table:table-cell office:value-type="string" calcext:value-type="string">
            <text:p>c32</text:p>
          </table:table-cell>
          <table:table-cell table:style-name="ce31" table:formula="of:=[.D4]+[.E4]" office:value-type="float" office:value="45824" calcext:value-type="float">
            <text:p>45824</text:p>
          </table:table-cell>
          <table:table-cell table:style-name="ce31" table:formula="of:=HEX2DEC([.C5])" office:value-type="float" office:value="3122" calcext:value-type="float">
            <text:p>3122</text:p>
          </table:table-cell>
          <table:table-cell table:formula="of:=DEC2HEX([.D5]+[.E5])" office:value-type="string" office:string-value="BF32" calcext:value-type="string">
            <text:p>BF32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6])" office:value-type="string" office:string-value="BF32" calcext:value-type="string">
            <text:p>BF32</text:p>
          </table:table-cell>
          <table:table-cell table:style-name="ce19" office:value-type="string" calcext:value-type="string">
            <text:p>ce</text:p>
          </table:table-cell>
          <table:table-cell table:style-name="ce7" table:formula="of:=[.D5]+[.E5]" office:value-type="float" office:value="48946" calcext:value-type="float">
            <text:p>48946</text:p>
          </table:table-cell>
          <table:table-cell table:style-name="ce7" table:formula="of:=HEX2DEC([.C6])" office:value-type="float" office:value="206" calcext:value-type="float">
            <text:p>206</text:p>
          </table:table-cell>
          <table:table-cell table:style-name="ce22" table:formula="of:=DEC2HEX([.D6]+[.E6])" office:value-type="string" office:string-value="C000" calcext:value-type="string">
            <text:p>C000</text:p>
          </table:table-cell>
          <table:table-cell/>
          <table:table-cell table:style-name="ce5"/>
          <table:table-cell table:number-columns-repeated="1016"/>
        </table:table-row>
        <table:table-row table:style-name="ro1" table:visibility="collapse">
          <table:table-cell table:style-name="ce16" office:value-type="string" calcext:value-type="string">
            <text:p>wasted</text:p>
          </table:table-cell>
          <table:table-cell table:style-name="ce27" table:formula="of:=DEC2HEX([.D7])" office:value-type="string" office:string-value="C000" calcext:value-type="string">
            <text:p>C000</text:p>
          </table:table-cell>
          <table:table-cell table:style-name="ce27" office:value-type="float" office:value="0" calcext:value-type="float">
            <text:p>0</text:p>
          </table:table-cell>
          <table:table-cell table:style-name="ce38" table:formula="of:=[.D6]+[.E6]" office:value-type="float" office:value="49152" calcext:value-type="float">
            <text:p>49152</text:p>
          </table:table-cell>
          <table:table-cell table:style-name="ce39" table:formula="of:=HEX2DEC([.C7])" office:value-type="float" office:value="0" calcext:value-type="float">
            <text:p>0</text:p>
          </table:table-cell>
          <table:table-cell table:style-name="ce41" table:formula="of:=DEC2HEX([.D7]+[.E7])" office:value-type="string" office:string-value="C000" calcext:value-type="string">
            <text:p>C0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GFX_ADDRESS </text:p>
          </table:table-cell>
          <table:table-cell table:style-name="ce14" office:value-type="string" calcext:value-type="string">
            <text:p>C000</text:p>
          </table:table-cell>
          <table:table-cell table:style-name="ce2" office:value-type="float" office:value="1000" calcext:value-type="float">
            <text:p>1000</text:p>
          </table:table-cell>
          <table:table-cell table:formula="of:=HEX2DEC([.B8])" office:value-type="float" office:value="49152" calcext:value-type="float">
            <text:p>49152</text:p>
          </table:table-cell>
          <table:table-cell table:formula="of:=HEX2DEC([.C8])" office:value-type="float" office:value="4096" calcext:value-type="float">
            <text:p>4096</text:p>
          </table:table-cell>
          <table:table-cell table:formula="of:=DEC2HEX([.D8]+[.E8])" office:value-type="string" office:string-value="D000" calcext:value-type="string">
            <text:p>D0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9])" office:value-type="string" office:string-value="D000" calcext:value-type="string">
            <text:p>D000</text:p>
          </table:table-cell>
          <table:table-cell table:style-name="ce18" office:value-type="float" office:value="800" calcext:value-type="float">
            <text:p>800</text:p>
          </table:table-cell>
          <table:table-cell table:style-name="ce8" table:formula="of:=[.D8]+[.E8]" office:value-type="float" office:value="53248" calcext:value-type="float">
            <text:p>53248</text:p>
          </table:table-cell>
          <table:table-cell table:style-name="ce8" table:formula="of:=HEX2DEC([.C9])" office:value-type="float" office:value="2048" calcext:value-type="float">
            <text:p>2048</text:p>
          </table:table-cell>
          <table:table-cell table:style-name="ce21" table:formula="of:=DEC2HEX([.D9]+[.E9])" office:value-type="string" office:string-value="D800" calcext:value-type="string">
            <text:p>D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DDRESS</text:p>
          </table:table-cell>
          <table:table-cell table:style-name="ce9" table:formula="of:=DEC2HEX([.D10])" office:value-type="string" office:string-value="D800" calcext:value-type="string">
            <text:p>D800</text:p>
          </table:table-cell>
          <table:table-cell table:style-name="ce3" office:value-type="float" office:value="400" calcext:value-type="float">
            <text:p>400</text:p>
          </table:table-cell>
          <table:table-cell table:formula="of:=[.D9]+[.E9]" office:value-type="float" office:value="55296" calcext:value-type="float">
            <text:p>55296</text:p>
          </table:table-cell>
          <table:table-cell table:formula="of:=HEX2DEC([.C10])" office:value-type="float" office:value="1024" calcext:value-type="float">
            <text:p>1024</text:p>
          </table:table-cell>
          <table:table-cell table:formula="of:=DEC2HEX([.D10]+[.E10])" office:value-type="string" office:string-value="DC00" calcext:value-type="string">
            <text:p>DC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O_CHARSET_ADDRESS </text:p>
          </table:table-cell>
          <table:table-cell table:formula="of:=DEC2HEX([.D11])" office:value-type="string" office:string-value="DC00" calcext:value-type="string">
            <text:p>DC00</text:p>
          </table:table-cell>
          <table:table-cell table:style-name="ce35" office:value-type="float" office:value="800" calcext:value-type="float">
            <text:p>800</text:p>
          </table:table-cell>
          <table:table-cell table:style-name="ce31" table:formula="of:=[.D10]+[.E10]" office:value-type="float" office:value="56320" calcext:value-type="float">
            <text:p>56320</text:p>
          </table:table-cell>
          <table:table-cell table:style-name="ce31" table:formula="of:=HEX2DEC([.C11])" office:value-type="float" office:value="2048" calcext:value-type="float">
            <text:p>2048</text:p>
          </table:table-cell>
          <table:table-cell table:style-name="ce43" table:formula="of:=DEC2HEX([.D11]+[.E11])" office:value-type="string" office:string-value="E400" calcext:value-type="string">
            <text:p>E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SET_ADDRESS </text:p>
          </table:table-cell>
          <table:table-cell table:style-name="ce9" table:formula="of:=[.F11]" office:value-type="string" office:string-value="E400" calcext:value-type="string">
            <text:p>E400</text:p>
          </table:table-cell>
          <table:table-cell table:style-name="ce3" office:value-type="float" office:value="400" calcext:value-type="float">
            <text:p>400</text:p>
          </table:table-cell>
          <table:table-cell table:formula="of:=HEX2DEC([.B12])" office:value-type="float" office:value="58368" calcext:value-type="float">
            <text:p>58368</text:p>
          </table:table-cell>
          <table:table-cell table:formula="of:=HEX2DEC([.C12])" office:value-type="float" office:value="1024" calcext:value-type="float">
            <text:p>1024</text:p>
          </table:table-cell>
          <table:table-cell table:formula="of:=DEC2HEX([.D12]+[.E12])" office:value-type="string" office:string-value="E800" calcext:value-type="string">
            <text:p>E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TITLE </text:p>
          </table:table-cell>
          <table:table-cell table:style-name="ce9" table:formula="of:=[.F12]" office:value-type="string" office:string-value="E800" calcext:value-type="string">
            <text:p>E8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3])" office:value-type="float" office:value="59392" calcext:value-type="float">
            <text:p>59392</text:p>
          </table:table-cell>
          <table:table-cell table:formula="of:=HEX2DEC([.C13])" office:value-type="float" office:value="256" calcext:value-type="float">
            <text:p>256</text:p>
          </table:table-cell>
          <table:table-cell table:formula="of:=DEC2HEX([.D13]+[.E13])" office:value-type="string" office:string-value="E900" calcext:value-type="string">
            <text:p>E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MENU </text:p>
          </table:table-cell>
          <table:table-cell table:style-name="ce9" table:formula="of:=[.F13]" office:value-type="string" office:string-value="E900" calcext:value-type="string">
            <text:p>E9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4])" office:value-type="float" office:value="59648" calcext:value-type="float">
            <text:p>59648</text:p>
          </table:table-cell>
          <table:table-cell table:formula="of:=HEX2DEC([.C14])" office:value-type="float" office:value="256" calcext:value-type="float">
            <text:p>256</text:p>
          </table:table-cell>
          <table:table-cell table:formula="of:=DEC2HEX([.D14]+[.E14])" office:value-type="string" office:string-value="EA00" calcext:value-type="string">
            <text:p>EA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CONSOLE </text:p>
          </table:table-cell>
          <table:table-cell table:style-name="ce9" table:formula="of:=[.F14]" office:value-type="string" office:string-value="EA00" calcext:value-type="string">
            <text:p>EA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5])" office:value-type="float" office:value="59904" calcext:value-type="float">
            <text:p>59904</text:p>
          </table:table-cell>
          <table:table-cell table:formula="of:=HEX2DEC([.C15])" office:value-type="float" office:value="256" calcext:value-type="float">
            <text:p>256</text:p>
          </table:table-cell>
          <table:table-cell table:formula="of:=DEC2HEX([.D15]+[.E15])" office:value-type="string" office:string-value="EB00" calcext:value-type="string">
            <text:p>EB0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OGODATA_ADDRESS</text:p>
          </table:table-cell>
          <table:table-cell table:formula="of:=DEC2HEX([.D16])" office:value-type="string" office:string-value="EB00" calcext:value-type="string">
            <text:p>EB00</text:p>
          </table:table-cell>
          <table:table-cell office:value-type="float" office:value="258" calcext:value-type="float">
            <text:p>258</text:p>
          </table:table-cell>
          <table:table-cell table:style-name="ce31" table:formula="of:=[.D15]+[.E15]" office:value-type="float" office:value="60160" calcext:value-type="float">
            <text:p>60160</text:p>
          </table:table-cell>
          <table:table-cell table:style-name="ce31" table:formula="of:=HEX2DEC([.C16])" office:value-type="float" office:value="600" calcext:value-type="float">
            <text:p>600</text:p>
          </table:table-cell>
          <table:table-cell table:formula="of:=DEC2HEX([.D16]+[.E16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PLAYER</text:p>
          </table:table-cell>
          <table:table-cell table:formula="of:=DEC2HEX([.D17])" office:value-type="string" office:string-value="ED58" calcext:value-type="string">
            <text:p>ED58</text:p>
          </table:table-cell>
          <table:table-cell office:value-type="float" office:value="3" calcext:value-type="float">
            <text:p>3</text:p>
          </table:table-cell>
          <table:table-cell table:style-name="ce31" table:formula="of:=[.D16]+[.E16]" office:value-type="float" office:value="60760" calcext:value-type="float">
            <text:p>60760</text:p>
          </table:table-cell>
          <table:table-cell table:style-name="ce31" table:formula="of:=HEX2DEC([.C17])" office:value-type="float" office:value="3" calcext:value-type="float">
            <text:p>3</text:p>
          </table:table-cell>
          <table:table-cell table:formula="of:=DEC2HEX([.D17]+[.E17])" office:value-type="string" office:string-value="ED5B" calcext:value-type="string">
            <text:p>ED5B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SHIP</text:p>
          </table:table-cell>
          <table:table-cell table:formula="of:=DEC2HEX([.D18])" office:value-type="string" office:string-value="ED5B" calcext:value-type="string">
            <text:p>ED5B</text:p>
          </table:table-cell>
          <table:table-cell office:value-type="float" office:value="26" calcext:value-type="float">
            <text:p>26</text:p>
          </table:table-cell>
          <table:table-cell table:style-name="ce31" table:formula="of:=[.D17]+[.E17]" office:value-type="float" office:value="60763" calcext:value-type="float">
            <text:p>60763</text:p>
          </table:table-cell>
          <table:table-cell table:style-name="ce31" table:formula="of:=HEX2DEC([.C18])" office:value-type="float" office:value="38" calcext:value-type="float">
            <text:p>38</text:p>
          </table:table-cell>
          <table:table-cell table:formula="of:=DEC2HEX([.D18]+[.E18])" office:value-type="string" office:string-value="ED81" calcext:value-type="string">
            <text:p>ED8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URRENTSHIP</text:p>
          </table:table-cell>
          <table:table-cell table:formula="of:=DEC2HEX([.D19])" office:value-type="string" office:string-value="ED81" calcext:value-type="string">
            <text:p>ED81</text:p>
          </table:table-cell>
          <table:table-cell office:value-type="float" office:value="26" calcext:value-type="float">
            <text:p>26</text:p>
          </table:table-cell>
          <table:table-cell table:style-name="ce31" table:formula="of:=[.D18]+[.E18]" office:value-type="float" office:value="60801" calcext:value-type="float">
            <text:p>60801</text:p>
          </table:table-cell>
          <table:table-cell table:style-name="ce31" table:formula="of:=HEX2DEC([.C19])" office:value-type="float" office:value="38" calcext:value-type="float">
            <text:p>38</text:p>
          </table:table-cell>
          <table:table-cell table:formula="of:=DEC2HEX([.D19]+[.E19])" office:value-type="string" office:string-value="EDA7" calcext:value-type="string">
            <text:p>EDA7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20])" office:value-type="string" office:string-value="EDA7" calcext:value-type="string">
            <text:p>EDA7</text:p>
          </table:table-cell>
          <table:table-cell table:style-name="ce19" office:value-type="float" office:value="59" calcext:value-type="float">
            <text:p>59</text:p>
          </table:table-cell>
          <table:table-cell table:style-name="ce7" table:formula="of:=[.D19]+[.E19]" office:value-type="float" office:value="60839" calcext:value-type="float">
            <text:p>60839</text:p>
          </table:table-cell>
          <table:table-cell table:style-name="ce7" table:formula="of:=HEX2DEC([.C20])" office:value-type="float" office:value="89" calcext:value-type="float">
            <text:p>89</text:p>
          </table:table-cell>
          <table:table-cell table:style-name="ce22" table:formula="of:=DEC2HEX([.D20]+[.E20])" office:value-type="string" office:string-value="EE00" calcext:value-type="string">
            <text:p>EE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21])" office:value-type="string" office:string-value="EE00" calcext:value-type="string">
            <text:p>EE00</text:p>
          </table:table-cell>
          <table:table-cell table:style-name="ce18" office:value-type="string" calcext:value-type="string">
            <text:p>1FF</text:p>
          </table:table-cell>
          <table:table-cell table:style-name="ce8" table:formula="of:=[.D20]+[.E20]" office:value-type="float" office:value="60928" calcext:value-type="float">
            <text:p>60928</text:p>
          </table:table-cell>
          <table:table-cell table:style-name="ce8" table:formula="of:=HEX2DEC([.C21])" office:value-type="float" office:value="511" calcext:value-type="float">
            <text:p>511</text:p>
          </table:table-cell>
          <table:table-cell table:style-name="ce21" table:formula="of:=DEC2HEX([.D21]+[.E21])" office:value-type="string" office:string-value="EFFF" calcext:value-type="string">
            <text:p>EFFF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30">00/00/0000</text:date>, <text:time style:data-style-name="N2" text:time-value="00:01:32.54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6-30T00:08:26.099000000</dc:date>
    <meta:editing-duration>P2DT20H7M5S</meta:editing-duration>
    <meta:editing-cycles>39</meta:editing-cycles>
    <meta:generator>LibreOffice/6.2.4.2$Windows_X86_64 LibreOffice_project/2412653d852ce75f65fbfa83fb7e7b669a126d64</meta:generator>
    <meta:document-statistic meta:table-count="1" meta:cell-count="126" meta:object-count="0"/>
  </office:meta>
</office:document-meta>
</file>